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8pt" style:text-underline-style="none" officeooo:rsid="00173f77" officeooo:paragraph-rsid="00173f77" style:font-size-asian="8pt" style:font-size-complex="8pt"/>
    </style:style>
    <style:style style:name="P2" style:family="paragraph" style:parent-style-name="Standard">
      <style:text-properties style:font-name="Consolas" fo:font-size="8pt" style:text-underline-style="none" officeooo:rsid="001af6d1" officeooo:paragraph-rsid="001af6d1" style:font-size-asian="8pt" style:font-size-complex="8pt"/>
    </style:style>
    <style:style style:name="P3" style:family="paragraph" style:parent-style-name="Standard">
      <style:text-properties style:font-name="Consolas" fo:font-size="8pt" style:text-underline-style="none" officeooo:rsid="001ce88d" officeooo:paragraph-rsid="001ce88d" style:font-size-asian="8pt" style:font-size-complex="8pt"/>
    </style:style>
    <style:style style:name="P4" style:family="paragraph" style:parent-style-name="Standard">
      <style:text-properties style:font-name="Consolas" fo:font-size="8pt" style:text-underline-style="none" officeooo:rsid="001ee614" officeooo:paragraph-rsid="001ee614" style:font-size-asian="8pt" style:font-size-complex="8pt"/>
    </style:style>
    <style:style style:name="P5" style:family="paragraph" style:parent-style-name="Standard">
      <style:text-properties style:font-name="Consolas" fo:font-size="8pt" style:text-underline-style="none" officeooo:rsid="001f615d" officeooo:paragraph-rsid="001f615d" style:font-size-asian="8pt" style:font-size-complex="8pt"/>
    </style:style>
    <style:style style:name="P6" style:family="paragraph" style:parent-style-name="Standard">
      <style:text-properties style:font-name="Consolas" fo:font-size="8pt" style:text-underline-style="none" officeooo:rsid="00200bfe" officeooo:paragraph-rsid="00200bfe" style:font-size-asian="8pt" style:font-size-complex="8pt"/>
    </style:style>
    <style:style style:name="P7" style:family="paragraph" style:parent-style-name="Standard">
      <style:text-properties style:font-name="Consolas" fo:font-size="8pt" style:text-underline-style="none" officeooo:rsid="0021537e" officeooo:paragraph-rsid="0021537e" style:font-size-asian="8pt" style:font-size-complex="8pt"/>
    </style:style>
    <style:style style:name="P8" style:family="paragraph" style:parent-style-name="Standard">
      <style:text-properties style:font-name="Consolas" fo:font-size="8pt" style:text-underline-style="none" officeooo:rsid="002333be" officeooo:paragraph-rsid="002333be" style:font-size-asian="8pt" style:font-size-complex="8pt"/>
    </style:style>
    <style:style style:name="P9" style:family="paragraph" style:parent-style-name="Standard">
      <style:text-properties style:font-name="Consolas" fo:font-size="8pt" style:text-underline-style="none" officeooo:rsid="00246850" officeooo:paragraph-rsid="00246850" style:font-size-asian="8pt" style:font-size-complex="8pt"/>
    </style:style>
    <style:style style:name="P10" style:family="paragraph" style:parent-style-name="Standard">
      <style:text-properties style:font-name="Consolas" fo:font-size="8pt" style:text-underline-style="none" officeooo:rsid="0028ad55" officeooo:paragraph-rsid="0028ad55" style:font-size-asian="8pt" style:font-size-complex="8pt"/>
    </style:style>
    <style:style style:name="P11" style:family="paragraph" style:parent-style-name="Standard">
      <style:text-properties style:font-name="Consolas" fo:font-size="8pt" style:text-underline-style="none" officeooo:rsid="002c556e" officeooo:paragraph-rsid="002c556e" style:font-size-asian="8pt" style:font-size-complex="8pt"/>
    </style:style>
    <style:style style:name="P12" style:family="paragraph" style:parent-style-name="Standard">
      <style:text-properties style:font-name="Consolas" fo:font-size="8pt" style:text-underline-style="none" officeooo:rsid="002d552b" officeooo:paragraph-rsid="002d552b" style:font-size-asian="8pt" style:font-size-complex="8pt"/>
    </style:style>
    <style:style style:name="P13" style:family="paragraph" style:parent-style-name="Standard">
      <style:text-properties style:font-name="Consolas" fo:font-size="8pt" style:text-underline-style="none" officeooo:rsid="002decda" officeooo:paragraph-rsid="002decda" style:font-size-asian="8pt" style:font-size-complex="8pt"/>
    </style:style>
    <style:style style:name="P14" style:family="paragraph" style:parent-style-name="Standard">
      <style:text-properties style:font-name="Consolas" fo:font-size="8pt" style:text-underline-style="none" officeooo:rsid="003142e4" officeooo:paragraph-rsid="003142e4" style:font-size-asian="8pt" style:font-size-complex="8pt"/>
    </style:style>
    <style:style style:name="P1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1af6d1" officeooo:paragraph-rsid="001af6d1" style:font-size-asian="8pt" style:font-size-complex="8pt"/>
    </style:style>
    <style:style style:name="P1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1ce88d" officeooo:paragraph-rsid="001ce88d" style:font-size-asian="8pt" style:font-size-complex="8pt"/>
    </style:style>
    <style:style style:name="P1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1f615d" officeooo:paragraph-rsid="001f615d" style:font-size-asian="8pt" style:font-size-complex="8pt"/>
    </style:style>
    <style:style style:name="P1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21537e" officeooo:paragraph-rsid="0021537e" style:font-size-asian="8pt" style:font-size-complex="8pt"/>
    </style:style>
    <style:style style:name="P1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2333be" officeooo:paragraph-rsid="002333be" style:font-size-asian="8pt" style:font-size-complex="8pt"/>
    </style:style>
    <style:style style:name="P20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246850" officeooo:paragraph-rsid="00246850" style:font-size-asian="8pt" style:font-size-complex="8pt"/>
    </style:style>
    <style:style style:name="P21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28ad55" officeooo:paragraph-rsid="0028ad55" style:font-size-asian="8pt" style:font-size-complex="8pt"/>
    </style:style>
    <style:style style:name="P22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2d552b" officeooo:paragraph-rsid="002d552b" style:font-size-asian="8pt" style:font-size-complex="8pt"/>
    </style:style>
    <style:style style:name="P2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2decda" officeooo:paragraph-rsid="002decda" style:font-size-asian="8pt" style:font-size-complex="8pt"/>
    </style:style>
    <style:style style:name="P2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Consolas" fo:font-size="8pt" style:text-underline-style="none" officeooo:rsid="003142e4" officeooo:paragraph-rsid="003142e4" style:font-size-asian="8pt" style:font-size-complex="8pt"/>
    </style:style>
    <style:style style:name="T1" style:family="text">
      <style:text-properties officeooo:rsid="00193c51"/>
    </style:style>
    <style:style style:name="T2" style:family="text">
      <style:text-properties officeooo:rsid="0022be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SON-Schema <text:span text:style-name="T1">der statischen Produktdaten</text:span></text:p>
      <text:p text:style-name="P1"/>
      <text:p text:style-name="P1"/>
      <text:p text:style-name="P2">{</text:p>
      <text:p text:style-name="P2"><text:s text:c="4"/>"$schema": "http://json-schema.org/draft-04/schema#",</text:p>
      <text:p text:style-name="P2"><text:s text:c="4"/>"type": "object",</text:p>
      <text:p text:style-name="P2"><text:s text:c="4"/>"properties": {</text:p>
      <text:p text:style-name="P2"><text:s text:c="8"/>"roomtypes": {</text:p>
      <text:p text:style-name="P2"><text:s text:c="12"/>"type": "array",</text:p>
      <text:p text:style-name="P2"><text:s text:c="12"/>"items": {</text:p>
      <text:p text:style-name="P2"><text:s text:c="16"/>"type": "object",</text:p>
      <text:p text:style-name="P2"><text:s text:c="16"/>"properties": {</text:p>
      <text:p text:style-name="P2"><text:s text:c="20"/>"identifier": {</text:p>
      <text:p text:style-name="P2"><text:s text:c="24"/>"type": "string"</text:p>
      <text:p text:style-name="P2"><text:s text:c="20"/>},</text:p>
      <text:p text:style-name="P2"><text:s text:c="20"/>"subMenuText": {</text:p>
      <text:p text:style-name="P2"><text:s text:c="24"/>"type": "string"</text:p>
      <text:p text:style-name="P2"><text:s text:c="20"/>},</text:p>
      <text:p text:style-name="P2"><text:s text:c="20"/>"listText": {</text:p>
      <text:p text:style-name="P2"><text:s text:c="24"/>"type": "string"</text:p>
      <text:p text:style-name="P2"><text:s text:c="20"/>},</text:p>
      <text:p text:style-name="P2"><text:s text:c="20"/>"pricingBasisText": {</text:p>
      <text:p text:style-name="P2"><text:s text:c="24"/>"type": "string"</text:p>
      <text:p text:style-name="P2"><text:s text:c="20"/>},</text:p>
      <text:p text:style-name="P2"><text:s text:c="20"/>"capacity": {</text:p>
      <text:p text:style-name="P2"><text:s text:c="24"/>"type": "integer"</text:p>
      <text:p text:style-name="P2"><text:s text:c="20"/>}</text:p>
      <text:p text:style-name="P2"><text:s text:c="16"/>},</text:p>
      <text:p text:style-name="P2"><text:s text:c="16"/>"required": [</text:p>
      <text:p text:style-name="P2"><text:s text:c="20"/>"identifier",</text:p>
      <text:p text:style-name="P2"><text:s text:c="20"/>"subMenuText",</text:p>
      <text:p text:style-name="P2"><text:s text:c="20"/>"listText",</text:p>
      <text:p text:style-name="P2"><text:s text:c="20"/>"pricingBasisText",</text:p>
      <text:p text:style-name="P2"><text:s text:c="20"/>"capacity"</text:p>
      <text:p text:style-name="P2"><text:s text:c="16"/>]</text:p>
      <text:p text:style-name="P2"><text:s text:c="12"/>}</text:p>
      <text:p text:style-name="P2"><text:s text:c="8"/>},</text:p>
      <text:p text:style-name="P2"><text:s text:c="8"/>"boardings": {</text:p>
      <text:p text:style-name="P2"><text:s text:c="12"/>"type": "array",</text:p>
      <text:p text:style-name="P2"><text:s text:c="12"/>"items": {</text:p>
      <text:p text:style-name="P2"><text:s text:c="16"/>"type": "object",</text:p>
      <text:p text:style-name="P2"><text:s text:c="16"/>"properties": {</text:p>
      <text:p text:style-name="P2"><text:s text:c="20"/>"identifier": {</text:p>
      <text:p text:style-name="P2"><text:s text:c="24"/>"type": "string"</text:p>
      <text:p text:style-name="P2"><text:s text:c="20"/>},</text:p>
      <text:p text:style-name="P2"><text:s text:c="20"/>"listText": {</text:p>
      <text:p text:style-name="P2"><text:s text:c="24"/>"type": "string"</text:p>
      <text:p text:style-name="P2"><text:s text:c="20"/>},</text:p>
      <text:p text:style-name="P2"><text:s text:c="20"/>"pricingBasisText": {</text:p>
      <text:p text:style-name="P2"><text:s text:c="24"/>"type": "string"</text:p>
      <text:p text:style-name="P2"><text:s text:c="20"/>}</text:p>
      <text:p text:style-name="P2"><text:s text:c="16"/>},</text:p>
      <text:p text:style-name="P2"><text:s text:c="16"/>"required": [</text:p>
      <text:p text:style-name="P2"><text:s text:c="20"/>"identifier",</text:p>
      <text:p text:style-name="P2"><text:s text:c="20"/>"listText",</text:p>
      <text:p text:style-name="P2"><text:s text:c="20"/>"pricingBasisText"</text:p>
      <text:p text:style-name="P2"><text:s text:c="16"/>]</text:p>
      <text:p text:style-name="P2"><text:s text:c="12"/>}</text:p>
      <text:p text:style-name="P2"><text:s text:c="8"/>},</text:p>
      <text:p text:style-name="P2"><text:s text:c="8"/>"specials": {</text:p>
      <text:p text:style-name="P2"><text:s text:c="12"/>"type": "array",</text:p>
      <text:p text:style-name="P2"><text:s text:c="12"/>"items": {</text:p>
      <text:p text:style-name="P2"><text:s text:c="16"/>"type": "object",</text:p>
      <text:p text:style-name="P2"><text:s text:c="16"/>"properties": {</text:p>
      <text:p text:style-name="P2"><text:s text:c="20"/>"identifier": {</text:p>
      <text:p text:style-name="P2"><text:s text:c="24"/>"type": "string"</text:p>
      <text:p text:style-name="P2"><text:s text:c="20"/>},</text:p>
      <text:p text:style-name="P2"><text:s text:c="20"/>"listText": {</text:p>
      <text:p text:style-name="P2"><text:s text:c="24"/>"type": "string"</text:p>
      <text:p text:style-name="P2"><text:s text:c="20"/>},</text:p>
      <text:p text:style-name="P2"><text:s text:c="20"/>"pricingBasisText": {</text:p>
      <text:p text:style-name="P2"><text:s text:c="24"/>"type": "string"</text:p>
      <text:p text:style-name="P2"><text:soft-page-break/><text:s text:c="20"/>}</text:p>
      <text:p text:style-name="P2"><text:s text:c="16"/>},</text:p>
      <text:p text:style-name="P2"><text:s text:c="16"/>"required": [</text:p>
      <text:p text:style-name="P2"><text:s text:c="20"/>"identifier",</text:p>
      <text:p text:style-name="P2"><text:s text:c="20"/>"listText",</text:p>
      <text:p text:style-name="P2"><text:s text:c="20"/>"pricingBasisText"</text:p>
      <text:p text:style-name="P2"><text:s text:c="16"/>]</text:p>
      <text:p text:style-name="P2"><text:s text:c="12"/>}</text:p>
      <text:p text:style-name="P2"><text:s text:c="8"/>}</text:p>
      <text:p text:style-name="P2"><text:s text:c="4"/>},</text:p>
      <text:p text:style-name="P2"><text:s text:c="4"/>"required": [</text:p>
      <text:p text:style-name="P2"><text:s text:c="8"/>"roomtypes",</text:p>
      <text:p text:style-name="P2"><text:s text:c="8"/>"boardings",</text:p>
      <text:p text:style-name="P2"><text:s text:c="8"/>"specials"</text:p>
      <text:p text:style-name="P2"><text:s text:c="4"/>]</text:p>
      <text:p text:style-name="P2">}</text:p>
      <text:p text:style-name="P2"/>
      <text:p text:style-name="P15"/>
      <text:p text:style-name="P2"/>
      <text:p text:style-name="P3">JSON Schema der Preise und Verfügbarkeiten</text:p>
      <text:p text:style-name="P3"/>
      <text:p text:style-name="P3">{</text:p>
      <text:p text:style-name="P3"><text:s text:c="4"/>"$schema": "http://json-schema.org/draft-04/schema#",</text:p>
      <text:p text:style-name="P3"><text:s text:c="4"/>"type": "array",</text:p>
      <text:p text:style-name="P3"><text:s text:c="4"/>"items": {</text:p>
      <text:p text:style-name="P3"><text:s text:c="8"/>"type": "object",</text:p>
      <text:p text:style-name="P3"><text:s text:c="8"/>"properties": {</text:p>
      <text:p text:style-name="P3"><text:s text:c="12"/>"identifier": {</text:p>
      <text:p text:style-name="P3"><text:s text:c="16"/>"type": "string"</text:p>
      <text:p text:style-name="P3"><text:s text:c="12"/>},</text:p>
      <text:p text:style-name="P3"><text:s text:c="12"/>"price": {</text:p>
      <text:p text:style-name="P3"><text:s text:c="16"/>"type": "string"</text:p>
      <text:p text:style-name="P3"><text:s text:c="12"/>}</text:p>
      <text:p text:style-name="P3"><text:s text:c="8"/>},</text:p>
      <text:p text:style-name="P3"><text:s text:c="8"/>"required": [</text:p>
      <text:p text:style-name="P3"><text:s text:c="12"/>"identifier",</text:p>
      <text:p text:style-name="P3"><text:s text:c="12"/>"price"</text:p>
      <text:p text:style-name="P3"><text:s text:c="8"/>]</text:p>
      <text:p text:style-name="P3"><text:s text:c="4"/>}</text:p>
      <text:p text:style-name="P3">}</text:p>
      <text:p text:style-name="P16"/>
      <text:p text:style-name="P3"/>
      <text:p text:style-name="P4">JSON Schema des Warenkorbs</text:p>
      <text:p text:style-name="P4"/>
      <text:p text:style-name="P5">{</text:p>
      <text:p text:style-name="P5"><text:s text:c="4"/>"$schema": "http://json-schema.org/draft-04/schema#",</text:p>
      <text:p text:style-name="P5"><text:s text:c="4"/>"type": "object",</text:p>
      <text:p text:style-name="P5"><text:s text:c="4"/>"properties": {</text:p>
      <text:p text:style-name="P5"><text:s text:c="8"/>"checkInDate": {</text:p>
      <text:p text:style-name="P5"><text:s text:c="12"/>"type": "string"</text:p>
      <text:p text:style-name="P5"><text:s text:c="8"/>},</text:p>
      <text:p text:style-name="P5"><text:s text:c="8"/>"checkOutDate": {</text:p>
      <text:p text:style-name="P5"><text:s text:c="12"/>"type": "string"</text:p>
      <text:p text:style-name="P5"><text:s text:c="8"/>},</text:p>
      <text:p text:style-name="P5"><text:s text:c="8"/>"items": {</text:p>
      <text:p text:style-name="P5"><text:s text:c="12"/>"type": "array",</text:p>
      <text:p text:style-name="P5"><text:s text:c="12"/>"items": {</text:p>
      <text:p text:style-name="P5"><text:s text:c="16"/>"type": "object",</text:p>
      <text:p text:style-name="P5"><text:s text:c="16"/>"properties": {</text:p>
      <text:p text:style-name="P5"><text:s text:c="20"/>"roomTypeIdentifier": {</text:p>
      <text:p text:style-name="P5"><text:s text:c="24"/>"type": "string"</text:p>
      <text:p text:style-name="P5"><text:s text:c="20"/>},</text:p>
      <text:p text:style-name="P5"><text:s text:c="20"/>"roomTypeQuantity": {</text:p>
      <text:p text:style-name="P5"><text:s text:c="24"/>"type": "integer"</text:p>
      <text:p text:style-name="P5"><text:s text:c="20"/>},</text:p>
      <text:p text:style-name="P5"><text:s text:c="20"/>"boardingIdentifier": {</text:p>
      <text:p text:style-name="P5"><text:s text:c="24"/>"type": "string"</text:p>
      <text:p text:style-name="P5"><text:s text:c="20"/>},</text:p>
      <text:p text:style-name="P5"><text:s text:c="20"/>"specialsIdentifier": {</text:p>
      <text:p text:style-name="P5"><text:s text:c="24"/>"type": "string"</text:p>
      <text:p text:style-name="P5"><text:s text:c="20"/>}</text:p>
      <text:p text:style-name="P5"><text:s text:c="16"/>},</text:p>
      <text:p text:style-name="P5"><text:soft-page-break/><text:s text:c="16"/>"required": [</text:p>
      <text:p text:style-name="P5"><text:s text:c="20"/>"roomTypeIdentifier",</text:p>
      <text:p text:style-name="P5"><text:s text:c="20"/>"roomTypeQuantity",</text:p>
      <text:p text:style-name="P5"><text:s text:c="20"/>"boardingIdentifier",</text:p>
      <text:p text:style-name="P5"><text:s text:c="20"/>"specialsIdentifier"</text:p>
      <text:p text:style-name="P5"><text:s text:c="16"/>]</text:p>
      <text:p text:style-name="P5"><text:s text:c="12"/>}</text:p>
      <text:p text:style-name="P5"><text:s text:c="8"/>}</text:p>
      <text:p text:style-name="P5"><text:s text:c="4"/>},</text:p>
      <text:p text:style-name="P5"><text:s text:c="4"/>"required": [</text:p>
      <text:p text:style-name="P5"><text:s text:c="8"/>"checkInDate",</text:p>
      <text:p text:style-name="P5"><text:s text:c="8"/>"checkOutDate",</text:p>
      <text:p text:style-name="P5"><text:s text:c="8"/>"items"</text:p>
      <text:p text:style-name="P5"><text:s text:c="4"/>]</text:p>
      <text:p text:style-name="P5">}</text:p>
      <text:p text:style-name="P17"/>
      <text:p text:style-name="P5"/>
      <text:p text:style-name="P6">JSON Schema des Gesamtpreises</text:p>
      <text:p text:style-name="P6"/>
      <text:p text:style-name="P7">{</text:p>
      <text:p text:style-name="P7"><text:s text:c="4"/>"$schema": "http://json-schema.org/draft-04/schema#",</text:p>
      <text:p text:style-name="P7"><text:s text:c="4"/>"type": "number"</text:p>
      <text:p text:style-name="P7">}</text:p>
      <text:p text:style-name="P18"/>
      <text:p text:style-name="P7"/>
      <text:p text:style-name="P7">JSON Schema des Warenkorbs <text:span text:style-name="T2">mit Nutzerdaten </text:span></text:p>
      <text:p text:style-name="P7"/>
      <text:p text:style-name="P8">{</text:p>
      <text:p text:style-name="P8"><text:s text:c="4"/>"$schema": "http://json-schema.org/draft-04/schema#",</text:p>
      <text:p text:style-name="P8"><text:s text:c="4"/>"type": "object",</text:p>
      <text:p text:style-name="P8"><text:s text:c="4"/>"properties": {</text:p>
      <text:p text:style-name="P8"><text:s text:c="8"/>"checkInDate": {</text:p>
      <text:p text:style-name="P8"><text:s text:c="12"/>"type": "string"</text:p>
      <text:p text:style-name="P8"><text:s text:c="8"/>},</text:p>
      <text:p text:style-name="P8"><text:s text:c="8"/>"checkOutDate": {</text:p>
      <text:p text:style-name="P8"><text:s text:c="12"/>"type": "string"</text:p>
      <text:p text:style-name="P8"><text:s text:c="8"/>},</text:p>
      <text:p text:style-name="P8"><text:s text:c="8"/>"userFirstName": {</text:p>
      <text:p text:style-name="P8"><text:s text:c="12"/>"type": "string"</text:p>
      <text:p text:style-name="P8"><text:s text:c="8"/>},</text:p>
      <text:p text:style-name="P8"><text:s text:c="8"/>"userLastName": {</text:p>
      <text:p text:style-name="P8"><text:s text:c="12"/>"type": "string"</text:p>
      <text:p text:style-name="P8"><text:s text:c="8"/>},</text:p>
      <text:p text:style-name="P8"><text:s text:c="8"/>"userBirthDate": {</text:p>
      <text:p text:style-name="P8"><text:s text:c="12"/>"type": "string"</text:p>
      <text:p text:style-name="P8"><text:s text:c="8"/>},</text:p>
      <text:p text:style-name="P8"><text:s text:c="8"/>"userAddress": {</text:p>
      <text:p text:style-name="P8"><text:s text:c="12"/>"type": "string"</text:p>
      <text:p text:style-name="P8"><text:s text:c="8"/>},</text:p>
      <text:p text:style-name="P8"><text:s text:c="8"/>"userPlz": {</text:p>
      <text:p text:style-name="P8"><text:s text:c="12"/>"type": "string"</text:p>
      <text:p text:style-name="P8"><text:s text:c="8"/>},</text:p>
      <text:p text:style-name="P8"><text:s text:c="8"/>"userEmail": {</text:p>
      <text:p text:style-name="P8"><text:s text:c="12"/>"type": "string"</text:p>
      <text:p text:style-name="P8"><text:s text:c="8"/>},</text:p>
      <text:p text:style-name="P8"><text:s text:c="8"/>"alternateCheck": {</text:p>
      <text:p text:style-name="P8"><text:s text:c="12"/>"type": "boolean"</text:p>
      <text:p text:style-name="P8"><text:s text:c="8"/>},</text:p>
      <text:p text:style-name="P8"><text:s text:c="8"/>"userFirstNameAlternate": {</text:p>
      <text:p text:style-name="P8"><text:s text:c="12"/>"type": "string"</text:p>
      <text:p text:style-name="P8"><text:s text:c="8"/>},</text:p>
      <text:p text:style-name="P8"><text:s text:c="8"/>"userLastNameAlternate": {</text:p>
      <text:p text:style-name="P8"><text:s text:c="12"/>"type": "string"</text:p>
      <text:p text:style-name="P8"><text:s text:c="8"/>},</text:p>
      <text:p text:style-name="P8"><text:s text:c="8"/>"userBirthDateAlternate": {</text:p>
      <text:p text:style-name="P8"><text:s text:c="12"/>"type": "string"</text:p>
      <text:p text:style-name="P8"><text:s text:c="8"/>},</text:p>
      <text:p text:style-name="P8"><text:s text:c="8"/>"userAddressAlternate": {</text:p>
      <text:p text:style-name="P8"><text:s text:c="12"/>"type": "string"</text:p>
      <text:p text:style-name="P8"><text:s text:c="8"/>},</text:p>
      <text:p text:style-name="P8"><text:s text:c="8"/>"userPlzAlternate": {</text:p>
      <text:p text:style-name="P8"><text:s text:c="12"/>"type": "string"</text:p>
      <text:p text:style-name="P8"><text:soft-page-break/><text:s text:c="8"/>},</text:p>
      <text:p text:style-name="P8"><text:s text:c="8"/>"userEmailAlternate": {</text:p>
      <text:p text:style-name="P8"><text:s text:c="12"/>"type": "string"</text:p>
      <text:p text:style-name="P8"><text:s text:c="8"/>},</text:p>
      <text:p text:style-name="P8"><text:s text:c="8"/>"items": {</text:p>
      <text:p text:style-name="P8"><text:s text:c="12"/>"type": "array",</text:p>
      <text:p text:style-name="P8"><text:s text:c="12"/>"items": {</text:p>
      <text:p text:style-name="P8"><text:s text:c="16"/>"type": "object",</text:p>
      <text:p text:style-name="P8"><text:s text:c="16"/>"properties": {</text:p>
      <text:p text:style-name="P8"><text:s text:c="20"/>"roomTypeIdentifier": {</text:p>
      <text:p text:style-name="P8"><text:s text:c="24"/>"type": "string"</text:p>
      <text:p text:style-name="P8"><text:s text:c="20"/>},</text:p>
      <text:p text:style-name="P8"><text:s text:c="20"/>"roomTypeQuantity": {</text:p>
      <text:p text:style-name="P8"><text:s text:c="24"/>"type": "integer"</text:p>
      <text:p text:style-name="P8"><text:s text:c="20"/>},</text:p>
      <text:p text:style-name="P8"><text:s text:c="20"/>"boardingIdentifier": {</text:p>
      <text:p text:style-name="P8"><text:s text:c="24"/>"type": "string"</text:p>
      <text:p text:style-name="P8"><text:s text:c="20"/>},</text:p>
      <text:p text:style-name="P8"><text:s text:c="20"/>"specialsIdentifier": {</text:p>
      <text:p text:style-name="P8"><text:s text:c="24"/>"type": "string"</text:p>
      <text:p text:style-name="P8"><text:s text:c="20"/>}</text:p>
      <text:p text:style-name="P8"><text:s text:c="16"/>},</text:p>
      <text:p text:style-name="P8"><text:s text:c="16"/>"required": [</text:p>
      <text:p text:style-name="P8"><text:s text:c="20"/>"roomTypeIdentifier",</text:p>
      <text:p text:style-name="P8"><text:s text:c="20"/>"roomTypeQuantity",</text:p>
      <text:p text:style-name="P8"><text:s text:c="20"/>"boardingIdentifier",</text:p>
      <text:p text:style-name="P8"><text:s text:c="20"/>"specialsIdentifier"</text:p>
      <text:p text:style-name="P8"><text:s text:c="16"/>]</text:p>
      <text:p text:style-name="P8"><text:s text:c="12"/>}</text:p>
      <text:p text:style-name="P8"><text:s text:c="8"/>}</text:p>
      <text:p text:style-name="P8"><text:s text:c="4"/>},</text:p>
      <text:p text:style-name="P8"><text:s text:c="4"/>"required": [</text:p>
      <text:p text:style-name="P8"><text:s text:c="8"/>"checkInDate",</text:p>
      <text:p text:style-name="P8"><text:s text:c="8"/>"checkOutDate",</text:p>
      <text:p text:style-name="P8"><text:s text:c="8"/>"userFirstName",</text:p>
      <text:p text:style-name="P8"><text:s text:c="8"/>"userLastName",</text:p>
      <text:p text:style-name="P8"><text:s text:c="8"/>"userBirthDate",</text:p>
      <text:p text:style-name="P8"><text:s text:c="8"/>"userAddress",</text:p>
      <text:p text:style-name="P8"><text:s text:c="8"/>"userPlz",</text:p>
      <text:p text:style-name="P8"><text:s text:c="8"/>"userEmail",</text:p>
      <text:p text:style-name="P8"><text:s text:c="8"/>"alternateCheck",</text:p>
      <text:p text:style-name="P8"><text:s text:c="8"/>"userFirstNameAlternate",</text:p>
      <text:p text:style-name="P8"><text:s text:c="8"/>"userLastNameAlternate",</text:p>
      <text:p text:style-name="P8"><text:s text:c="8"/>"userBirthDateAlternate",</text:p>
      <text:p text:style-name="P8"><text:s text:c="8"/>"userAddressAlternate",</text:p>
      <text:p text:style-name="P8"><text:s text:c="8"/>"userPlzAlternate",</text:p>
      <text:p text:style-name="P8"><text:s text:c="8"/>"userEmailAlternate",</text:p>
      <text:p text:style-name="P8"><text:s text:c="8"/>"items"</text:p>
      <text:p text:style-name="P8"><text:s text:c="4"/>]</text:p>
      <text:p text:style-name="P8">}</text:p>
      <text:p text:style-name="P19"/>
      <text:p text:style-name="P8"/>
      <text:p text:style-name="P9">InitialDataController.php</text:p>
      <text:p text:style-name="P9"/>
      <text:p text:style-name="P9">&lt;?php</text:p>
      <text:p text:style-name="P9"/>
      <text:p text:style-name="P9">namespace AppBundle\Controller;</text:p>
      <text:p text:style-name="P9"/>
      <text:p text:style-name="P9">use Sensio\Bundle\FrameworkExtraBundle\Configuration\Route;</text:p>
      <text:p text:style-name="P9">use Symfony\Bundle\FrameworkBundle\Controller\Controller;</text:p>
      <text:p text:style-name="P9">use Symfony\Component\HttpFoundation\Request;</text:p>
      <text:p text:style-name="P9">use Symfony\Component\HttpFoundation\Response;</text:p>
      <text:p text:style-name="P9">use AppBundle\Entity\Product;</text:p>
      <text:p text:style-name="P9">use AppBundle\Entity\RoomType;</text:p>
      <text:p text:style-name="P9">use AppBundle\Entity\AdditionalProduct;</text:p>
      <text:p text:style-name="P9">use AppBundle\Entity\AdditionalProductCategory;</text:p>
      <text:p text:style-name="P9"/>
      <text:p text:style-name="P9">class InitialDataController extends Controller {</text:p>
      <text:p text:style-name="P9"/>
      <text:p text:style-name="P9"><text:s text:c="4"/>/**</text:p>
      <text:p text:style-name="P9"><text:s text:c="5"/>* @Route("/api/v1/initialdata", name="initialdata_v1")</text:p>
      <text:p text:style-name="P9"><text:s text:c="5"/>*/</text:p>
      <text:p text:style-name="P9"><text:soft-page-break/><text:s text:c="4"/>public function initialDataAction_v1(Request $request) {</text:p>
      <text:p text:style-name="P9"/>
      <text:p text:style-name="P9"><text:s text:c="8"/>$em = $this-&gt;getDoctrine()-&gt;getManager();</text:p>
      <text:p text:style-name="P9"/>
      <text:p text:style-name="P9"><text:s text:c="8"/>$query = $em-&gt;createQuery('</text:p>
      <text:p text:style-name="P9"><text:s text:c="16"/>SELECT </text:p>
      <text:p text:style-name="P9"><text:s text:c="16"/></text:p>
      <text:p text:style-name="P9"><text:s text:c="16"/>p.identifier , </text:p>
      <text:p text:style-name="P9"><text:s text:c="16"/>p.subMenuText , </text:p>
      <text:p text:style-name="P9"><text:s text:c="16"/>p.listText , </text:p>
      <text:p text:style-name="P9"><text:s text:c="16"/>p.pricingBasisText , </text:p>
      <text:p text:style-name="P9"><text:s text:c="16"/>p.capacity </text:p>
      <text:p text:style-name="P9"><text:s text:c="17"/></text:p>
      <text:p text:style-name="P9"><text:s text:c="16"/>FROM AppBundle:RoomType p</text:p>
      <text:p text:style-name="P9"><text:tab/><text:tab/></text:p>
      <text:p text:style-name="P9"><text:tab/><text:tab/>ORDER BY p.positionInSubMenu ASC</text:p>
      <text:p text:style-name="P9"><text:s text:c="16"/></text:p>
      <text:p text:style-name="P9"><text:s text:c="16"/>');</text:p>
      <text:p text:style-name="P9"/>
      <text:p text:style-name="P9"><text:s text:c="8"/>$roomtypes = $query-&gt;getResult();</text:p>
      <text:p text:style-name="P9"/>
      <text:p text:style-name="P9"><text:s text:c="8"/>$query = $em-&gt;createQuery("</text:p>
      <text:p text:style-name="P9"><text:s text:c="16"/>SELECT </text:p>
      <text:p text:style-name="P9"><text:s text:c="16"/></text:p>
      <text:p text:style-name="P9"><text:s text:c="16"/>a.identifier , </text:p>
      <text:p text:style-name="P9"><text:s text:c="16"/></text:p>
      <text:p text:style-name="P9"><text:s text:c="16"/>a.listText , </text:p>
      <text:p text:style-name="P9"><text:s text:c="16"/>a.pricingBasisText <text:s/></text:p>
      <text:p text:style-name="P9"><text:s text:c="16"/></text:p>
      <text:p text:style-name="P9"><text:s text:c="16"/>FROM AppBundle:AdditionalProduct a</text:p>
      <text:p text:style-name="P9"><text:s text:c="16"/>JOIN a.additionalproductcategory p</text:p>
      <text:p text:style-name="P9"><text:s text:c="16"/>WHERE p.identifier = 'boardings'</text:p>
      <text:p text:style-name="P9"><text:tab/><text:tab/></text:p>
      <text:p text:style-name="P9"><text:tab/><text:tab/>ORDER BY a.positionInList ASC</text:p>
      <text:p text:style-name="P9"><text:s text:c="16"/></text:p>
      <text:p text:style-name="P9"><text:s text:c="16"/>");</text:p>
      <text:p text:style-name="P9"/>
      <text:p text:style-name="P9"><text:s text:c="8"/>$boardings = $query-&gt;getResult();</text:p>
      <text:p text:style-name="P9"/>
      <text:p text:style-name="P9"><text:s text:c="8"/>$query = $em-&gt;createQuery("</text:p>
      <text:p text:style-name="P9"><text:s text:c="16"/>SELECT </text:p>
      <text:p text:style-name="P9"><text:s text:c="16"/></text:p>
      <text:p text:style-name="P9"><text:s text:c="16"/>a.identifier , </text:p>
      <text:p text:style-name="P9"><text:s text:c="16"/></text:p>
      <text:p text:style-name="P9"><text:s text:c="16"/>a.listText , </text:p>
      <text:p text:style-name="P9"><text:s text:c="16"/>a.pricingBasisText</text:p>
      <text:p text:style-name="P9"><text:s text:c="16"/></text:p>
      <text:p text:style-name="P9"><text:s text:c="16"/>FROM AppBundle:AdditionalProduct a</text:p>
      <text:p text:style-name="P9"><text:s text:c="16"/>JOIN a.additionalproductcategory p</text:p>
      <text:p text:style-name="P9"><text:s text:c="16"/>WHERE p.identifier = 'specials'</text:p>
      <text:p text:style-name="P9"><text:tab/><text:tab/></text:p>
      <text:p text:style-name="P9"><text:tab/><text:tab/>ORDER BY a.positionInList ASC</text:p>
      <text:p text:style-name="P9"><text:s text:c="16"/></text:p>
      <text:p text:style-name="P9"><text:s text:c="16"/>");</text:p>
      <text:p text:style-name="P9"/>
      <text:p text:style-name="P9"><text:s text:c="8"/>$specials = $query-&gt;getResult();</text:p>
      <text:p text:style-name="P9"/>
      <text:p text:style-name="P9"/>
      <text:p text:style-name="P9"><text:s text:c="8"/>$products = array(</text:p>
      <text:p text:style-name="P9"><text:s text:c="12"/>'roomtypes' =&gt; $roomtypes,</text:p>
      <text:p text:style-name="P9"><text:s text:c="12"/>'boardings' =&gt; $boardings,</text:p>
      <text:p text:style-name="P9"><text:s text:c="12"/>'specials' =&gt; $specials</text:p>
      <text:p text:style-name="P9"><text:s text:c="8"/>);</text:p>
      <text:p text:style-name="P9"/>
      <text:p text:style-name="P9"><text:s text:c="8"/>$productsJSON = json_encode($products, 320); // 320 : 0000000101000000 = 256 + 64 : <text:tab/><text:tab/> <text:tab/>JSON_UNESCAPED_SLASHES =&gt; 64 + JSON_UNESCAPED_UNICODE =&gt; 256</text:p>
      <text:p text:style-name="P9"/>
      <text:p text:style-name="P9"><text:s text:c="8"/>$resp = new Response($productsJSON);</text:p>
      <text:p text:style-name="P9"><text:s text:c="8"/>$resp-&gt;headers-&gt;set('Content-Type', 'application/json ; charset=utf-8');</text:p>
      <text:p text:style-name="P9"/>
      <text:p text:style-name="P9"><text:s text:c="8"/>return $resp;</text:p>
      <text:p text:style-name="P9"><text:s text:c="4"/>}</text:p>
      <text:p text:style-name="P9"><text:soft-page-break/></text:p>
      <text:p text:style-name="P9">}</text:p>
      <text:p text:style-name="P20"/>
      <text:p text:style-name="P9"/>
      <text:p text:style-name="P10">TotalPriceController.php</text:p>
      <text:p text:style-name="P10"/>
      <text:p text:style-name="P10">&lt;?php</text:p>
      <text:p text:style-name="P10"/>
      <text:p text:style-name="P10">namespace AppBundle\Controller;</text:p>
      <text:p text:style-name="P10"/>
      <text:p text:style-name="P10">use Sensio\Bundle\FrameworkExtraBundle\Configuration\Route;</text:p>
      <text:p text:style-name="P10">use Symfony\Bundle\FrameworkBundle\Controller\Controller;</text:p>
      <text:p text:style-name="P10">use Symfony\Component\HttpFoundation\Request;</text:p>
      <text:p text:style-name="P10">use Symfony\Component\HttpFoundation\Response;</text:p>
      <text:p text:style-name="P10">use AppBundle\Entity\Cart;</text:p>
      <text:p text:style-name="P10">use AppBundle\Entity\Item;</text:p>
      <text:p text:style-name="P10">use AppBundle;</text:p>
      <text:p text:style-name="P10"/>
      <text:p text:style-name="P10">class TotalPriceController extends Controller {</text:p>
      <text:p text:style-name="P10"/>
      <text:p text:style-name="P10"><text:s text:c="4"/>/**</text:p>
      <text:p text:style-name="P10"><text:s text:c="5"/>* @Route("/api/v1/totalPrice", name="totalPrice_v1")</text:p>
      <text:p text:style-name="P10"><text:s text:c="5"/>*/</text:p>
      <text:p text:style-name="P10"><text:s text:c="4"/>public function totalPriceAction_v1(Request $request) {</text:p>
      <text:p text:style-name="P10"/>
      <text:p text:style-name="P10"><text:s text:c="8"/>$input = $request-&gt;getContent();</text:p>
      <text:p text:style-name="P10"/>
      <text:p text:style-name="P10"><text:s text:c="8"/>$em = $this-&gt;getDoctrine()-&gt;getManager();</text:p>
      <text:p text:style-name="P10"/>
      <text:p text:style-name="P10"><text:s text:c="8"/>if (</text:p>
      <text:p text:style-name="P10"><text:s text:c="16"/>(!$input)</text:p>
      <text:p text:style-name="P10"><text:s text:c="8"/>) {</text:p>
      <text:p text:style-name="P10"/>
      <text:p text:style-name="P10"/>
      <text:p text:style-name="P10"><text:s text:c="12"/>$resp = new Response(</text:p>
      <text:p text:style-name="P10"><text:s text:c="20"/>"Malformed request syntax. "</text:p>
      <text:p text:style-name="P10"><text:s text:c="20"/>. " "</text:p>
      <text:p text:style-name="P10"><text:s text:c="12"/>);</text:p>
      <text:p text:style-name="P10"><text:s text:c="12"/>$resp-&gt;setStatusCode(Response::HTTP_BAD_REQUEST);</text:p>
      <text:p text:style-name="P10"><text:s text:c="12"/>$resp-&gt;headers-&gt;set('Content-Type', 'Content-Type: text/html; charset=utf-8');</text:p>
      <text:p text:style-name="P10"><text:s text:c="12"/>return $resp;</text:p>
      <text:p text:style-name="P10"><text:s text:c="8"/>}</text:p>
      <text:p text:style-name="P10"/>
      <text:p text:style-name="P10"><text:s text:c="8"/>$input_sanitized = str_replace(array("\n", "\t", "\r"), '', $input); // remove newlines , tabs , carriage <text:tab/><text:tab/><text:tab/><text:tab/><text:tab/><text:tab/><text:tab/><text:tab/><text:tab/><text:tab/>return</text:p>
      <text:p text:style-name="P10"/>
      <text:p text:style-name="P10"><text:s text:c="8"/>$json_decoded = json_decode($input_sanitized, false); // false -&gt; object , true -&gt; array</text:p>
      <text:p text:style-name="P10"/>
      <text:p text:style-name="P10"><text:s text:c="8"/>$c = new Cart();</text:p>
      <text:p text:style-name="P10"><text:s text:c="8"/>$c-&gt;setCheckInDate($json_decoded-&gt;checkInDate);</text:p>
      <text:p text:style-name="P10"><text:s text:c="8"/>$c-&gt;setCheckOutDate($json_decoded-&gt;checkOutDate);</text:p>
      <text:p text:style-name="P10"><text:s text:c="8"/>foreach ($json_decoded-&gt;items as $item) {</text:p>
      <text:p text:style-name="P10"><text:s text:c="12"/>$i = new Item();</text:p>
      <text:p text:style-name="P10"><text:s text:c="12"/>$i-&gt;setRoomTypeIdentifier($item-&gt;roomTypeIdentifier);</text:p>
      <text:p text:style-name="P10"><text:s text:c="12"/>$i-&gt;setRoomTypeQuantity($item-&gt;roomTypeQuantity);</text:p>
      <text:p text:style-name="P10"><text:s text:c="12"/>$i-&gt;setBoardingIdentifier($item-&gt;boardingIdentifier);</text:p>
      <text:p text:style-name="P10"><text:s text:c="12"/>$i-&gt;setSpecialIdentifier($item-&gt;specialsIdentifier);</text:p>
      <text:p text:style-name="P10"><text:s text:c="12"/>$c-&gt;addItem($i);</text:p>
      <text:p text:style-name="P10"><text:s text:c="8"/>}</text:p>
      <text:p text:style-name="P10"/>
      <text:p text:style-name="P10"><text:s text:c="8"/>$totalPrice = $em-&gt;getRepository('AppBundle:Cart')-&gt;calculateTotalPrice($c); // Zugriff über <text:tab/><text:tab/><text:tab/><text:tab/><text:tab/><text:tab/><text:tab/><text:tab/><text:tab/><text:tab/><text:tab/><text:tab/><text:tab/>EntityRepository</text:p>
      <text:p text:style-name="P10"/>
      <text:p text:style-name="P10"><text:s text:c="8"/>$totalPriceJSON = json_encode($totalPrice, 320); // 320 : 0000000101000000 = 256 + 64 : <text:tab/><text:tab/>JSON_UNESCAPED_SLASHES =&gt; 64 + JSON_UNESCAPED_UNICODE =&gt; 256</text:p>
      <text:p text:style-name="P10"/>
      <text:p text:style-name="P10"><text:s text:c="8"/>$resp = new Response($totalPriceJSON);</text:p>
      <text:p text:style-name="P10"><text:s text:c="8"/>$resp-&gt;headers-&gt;set('Content-Type', 'application/json ; charset=utf-8');</text:p>
      <text:p text:style-name="P10"/>
      <text:p text:style-name="P10"><text:s text:c="8"/>return $resp;</text:p>
      <text:p text:style-name="P10"><text:s text:c="4"/>}</text:p>
      <text:p text:style-name="P10"/>
      <text:p text:style-name="P10"><text:soft-page-break/>}</text:p>
      <text:p text:style-name="P21"/>
      <text:p text:style-name="P10"/>
      <text:p text:style-name="P11">Product.php</text:p>
      <text:p text:style-name="P11"/>
      <text:p text:style-name="P12">&lt;?php</text:p>
      <text:p text:style-name="P12"/>
      <text:p text:style-name="P12">namespace AppBundle\Entity;</text:p>
      <text:p text:style-name="P12"/>
      <text:p text:style-name="P12">use Doctrine\ORM\Mapping as ORM;</text:p>
      <text:p text:style-name="P12">use Doctrine\Common\Collections\ArrayCollection;</text:p>
      <text:p text:style-name="P12"/>
      <text:p text:style-name="P12">/**</text:p>
      <text:p text:style-name="P12"><text:s/>* @ORM\Entity(repositoryClass="AppBundle\Entity\ProductRepository")</text:p>
      <text:p text:style-name="P12"><text:s/>* @ORM\Table(name="product")</text:p>
      <text:p text:style-name="P12"><text:s/>* @ORM\InheritanceType("JOINED")</text:p>
      <text:p text:style-name="P12"><text:s/>* @ORM\DiscriminatorColumn(name="discriminator", type="string")</text:p>
      <text:p text:style-name="P12"><text:s/>* @ORM\DiscriminatorMap({"product" = "Product", "roomType" = "RoomType" , "additionalProduct" = "AdditionalProduct"})</text:p>
      <text:p text:style-name="P12"><text:s/>*/</text:p>
      <text:p text:style-name="P12">abstract class Product {</text:p>
      <text:p text:style-name="P12"/>
      <text:p text:style-name="P12"><text:s text:c="4"/>/**</text:p>
      <text:p text:style-name="P12"><text:s text:c="5"/>* @ORM\Column(type="integer")</text:p>
      <text:p text:style-name="P12"><text:s text:c="5"/>* @ORM\Id</text:p>
      <text:p text:style-name="P12"><text:s text:c="5"/>* @ORM\GeneratedValue(strategy="AUTO")</text:p>
      <text:p text:style-name="P12"><text:s text:c="5"/>*/</text:p>
      <text:p text:style-name="P12"><text:s text:c="4"/>private $id;</text:p>
      <text:p text:style-name="P12"/>
      <text:p text:style-name="P12"><text:s text:c="4"/>/**</text:p>
      <text:p text:style-name="P12"><text:s text:c="5"/>* @ORM\Column(type="string" , length=100 , nullable=false , unique=true)</text:p>
      <text:p text:style-name="P12"><text:s text:c="5"/>*/</text:p>
      <text:p text:style-name="P12"><text:s text:c="4"/>private $identifier;</text:p>
      <text:p text:style-name="P12"/>
      <text:p text:style-name="P12"><text:s text:c="4"/>/**</text:p>
      <text:p text:style-name="P12"><text:s text:c="5"/>* @ORM\Column(type="string" , length=100 , nullable=true)</text:p>
      <text:p text:style-name="P12"><text:s text:c="5"/>*/</text:p>
      <text:p text:style-name="P12"><text:s text:c="4"/>private $listText; // fuer list</text:p>
      <text:p text:style-name="P12"/>
      <text:p text:style-name="P12"><text:s text:c="4"/>/**</text:p>
      <text:p text:style-name="P12"><text:s text:c="5"/>* @ORM\Column(type="string" , length=100 , nullable=true)</text:p>
      <text:p text:style-name="P12"><text:s text:c="5"/>*/</text:p>
      <text:p text:style-name="P12"><text:s text:c="4"/>private $pricingBasis;</text:p>
      <text:p text:style-name="P12"/>
      <text:p text:style-name="P12"><text:s text:c="4"/>/**</text:p>
      <text:p text:style-name="P12"><text:s text:c="5"/>* @ORM\Column(type="string" , length=100 , nullable=true)</text:p>
      <text:p text:style-name="P12"><text:s text:c="5"/>*/</text:p>
      <text:p text:style-name="P12"><text:s text:c="4"/>private $pricingBasisText;</text:p>
      <text:p text:style-name="P12"/>
      <text:p text:style-name="P12"><text:s text:c="4"/>/**</text:p>
      <text:p text:style-name="P12"><text:s text:c="5"/>* @ORM\OneToMany(targetEntity="Price", mappedBy="product")</text:p>
      <text:p text:style-name="P12"><text:s text:c="5"/>*/</text:p>
      <text:p text:style-name="P12"><text:s text:c="4"/>private $prices; // ArrayCollection</text:p>
      <text:p text:style-name="P12"/>
      <text:p text:style-name="P12"><text:s text:c="4"/>public function __construct() {</text:p>
      <text:p text:style-name="P12"><text:s text:c="8"/>$this-&gt;prices = new ArrayCollection();</text:p>
      <text:p text:style-name="P12"><text:s text:c="4"/>}</text:p>
      <text:p text:style-name="P12"/>
      <text:p text:style-name="P12"><text:s text:c="4"/>/**</text:p>
      <text:p text:style-name="P12"><text:s text:c="5"/>* @ORM\ManyToOne(targetEntity="Hotel", inversedBy="products")</text:p>
      <text:p text:style-name="P12"><text:s text:c="5"/>* @ORM\JoinColumn(name="hotel_id", referencedColumnName="id")</text:p>
      <text:p text:style-name="P12"><text:s text:c="5"/>*/</text:p>
      <text:p text:style-name="P12"><text:s text:c="4"/>private $hotel;</text:p>
      <text:p text:style-name="P12"/>
      <text:p text:style-name="P12"><text:s text:c="4"/>/**</text:p>
      <text:p text:style-name="P12"><text:s text:c="5"/>* Get id</text:p>
      <text:p text:style-name="P12"><text:s text:c="5"/>*</text:p>
      <text:p text:style-name="P12"><text:s text:c="5"/>* @return integer</text:p>
      <text:p text:style-name="P12"><text:s text:c="5"/>*/</text:p>
      <text:p text:style-name="P12"><text:s text:c="4"/>public function getId() {</text:p>
      <text:p text:style-name="P12"><text:s text:c="8"/>return $this-&gt;id;</text:p>
      <text:p text:style-name="P12"><text:s text:c="4"/>}</text:p>
      <text:p text:style-name="P12"><text:soft-page-break/></text:p>
      <text:p text:style-name="P12"><text:s text:c="4"/>/**</text:p>
      <text:p text:style-name="P12"><text:s text:c="5"/>* Set identifier</text:p>
      <text:p text:style-name="P12"><text:s text:c="5"/>*</text:p>
      <text:p text:style-name="P12"><text:s text:c="5"/>* @param string $identifier</text:p>
      <text:p text:style-name="P12"><text:s text:c="5"/>*</text:p>
      <text:p text:style-name="P12"><text:s text:c="5"/>* @return Product</text:p>
      <text:p text:style-name="P12"><text:s text:c="5"/>*/</text:p>
      <text:p text:style-name="P12"><text:s text:c="4"/>public function setIdentifier($identifier) {</text:p>
      <text:p text:style-name="P12"><text:s text:c="8"/>$this-&gt;identifier = $identifier;</text:p>
      <text:p text:style-name="P12"/>
      <text:p text:style-name="P12"><text:s text:c="8"/>return $this;</text:p>
      <text:p text:style-name="P12"><text:s text:c="4"/>}</text:p>
      <text:p text:style-name="P12"/>
      <text:p text:style-name="P12"><text:s text:c="4"/>/**</text:p>
      <text:p text:style-name="P12"><text:s text:c="5"/>* Get identifier</text:p>
      <text:p text:style-name="P12"><text:s text:c="5"/>*</text:p>
      <text:p text:style-name="P12"><text:s text:c="5"/>* @return string</text:p>
      <text:p text:style-name="P12"><text:s text:c="5"/>*/</text:p>
      <text:p text:style-name="P12"><text:s text:c="4"/>public function getIdentifier() {</text:p>
      <text:p text:style-name="P12"><text:s text:c="8"/>return $this-&gt;identifier;</text:p>
      <text:p text:style-name="P12"><text:s text:c="4"/>}</text:p>
      <text:p text:style-name="P12"/>
      <text:p text:style-name="P12"><text:s text:c="4"/>/**</text:p>
      <text:p text:style-name="P12"><text:s text:c="5"/>* Set listText</text:p>
      <text:p text:style-name="P12"><text:s text:c="5"/>*</text:p>
      <text:p text:style-name="P12"><text:s text:c="5"/>* @param string $listText</text:p>
      <text:p text:style-name="P12"><text:s text:c="5"/>*</text:p>
      <text:p text:style-name="P12"><text:s text:c="5"/>* @return Product</text:p>
      <text:p text:style-name="P12"><text:s text:c="5"/>*/</text:p>
      <text:p text:style-name="P12"><text:s text:c="4"/>public function setListText($listText) {</text:p>
      <text:p text:style-name="P12"><text:s text:c="8"/>$this-&gt;listText = $listText;</text:p>
      <text:p text:style-name="P12"/>
      <text:p text:style-name="P12"><text:s text:c="8"/>return $this;</text:p>
      <text:p text:style-name="P12"><text:s text:c="4"/>}</text:p>
      <text:p text:style-name="P12"/>
      <text:p text:style-name="P12"><text:s text:c="4"/>/**</text:p>
      <text:p text:style-name="P12"><text:s text:c="5"/>* Get listText</text:p>
      <text:p text:style-name="P12"><text:s text:c="5"/>*</text:p>
      <text:p text:style-name="P12"><text:s text:c="5"/>* @return string</text:p>
      <text:p text:style-name="P12"><text:s text:c="5"/>*/</text:p>
      <text:p text:style-name="P12"><text:s text:c="4"/>public function getListText() {</text:p>
      <text:p text:style-name="P12"><text:s text:c="8"/>return $this-&gt;listText;</text:p>
      <text:p text:style-name="P12"><text:s text:c="4"/>}</text:p>
      <text:p text:style-name="P12"/>
      <text:p text:style-name="P12"><text:s text:c="4"/>/**</text:p>
      <text:p text:style-name="P12"><text:s text:c="5"/>* Set pricingBasis</text:p>
      <text:p text:style-name="P12"><text:s text:c="5"/>*</text:p>
      <text:p text:style-name="P12"><text:s text:c="5"/>* @param string $pricingBasis</text:p>
      <text:p text:style-name="P12"><text:s text:c="5"/>*</text:p>
      <text:p text:style-name="P12"><text:s text:c="5"/>* @return Product</text:p>
      <text:p text:style-name="P12"><text:s text:c="5"/>*/</text:p>
      <text:p text:style-name="P12"><text:s text:c="4"/>public function setPricingBasis($pricingBasis) {</text:p>
      <text:p text:style-name="P12"><text:s text:c="8"/>$this-&gt;pricingBasis = $pricingBasis;</text:p>
      <text:p text:style-name="P12"/>
      <text:p text:style-name="P12"><text:s text:c="8"/>return $this;</text:p>
      <text:p text:style-name="P12"><text:s text:c="4"/>}</text:p>
      <text:p text:style-name="P12"/>
      <text:p text:style-name="P12"><text:s text:c="4"/>/**</text:p>
      <text:p text:style-name="P12"><text:s text:c="5"/>* Get pricingBasis</text:p>
      <text:p text:style-name="P12"><text:s text:c="5"/>*</text:p>
      <text:p text:style-name="P12"><text:s text:c="5"/>* @return string</text:p>
      <text:p text:style-name="P12"><text:s text:c="5"/>*/</text:p>
      <text:p text:style-name="P12"><text:s text:c="4"/>public function getPricingBasis() {</text:p>
      <text:p text:style-name="P12"><text:s text:c="8"/>return $this-&gt;pricingBasis;</text:p>
      <text:p text:style-name="P12"><text:s text:c="4"/>}</text:p>
      <text:p text:style-name="P12"/>
      <text:p text:style-name="P12"><text:s text:c="4"/>/**</text:p>
      <text:p text:style-name="P12"><text:s text:c="5"/>* Set pricingBasisText</text:p>
      <text:p text:style-name="P12"><text:s text:c="5"/>*</text:p>
      <text:p text:style-name="P12"><text:s text:c="5"/>* @param string $pricingBasisText</text:p>
      <text:p text:style-name="P12"><text:s text:c="5"/>*</text:p>
      <text:p text:style-name="P12"><text:soft-page-break/><text:s text:c="5"/>* @return Product</text:p>
      <text:p text:style-name="P12"><text:s text:c="5"/>*/</text:p>
      <text:p text:style-name="P12"><text:s text:c="4"/>public function setPricingBasisText($pricingBasisText) {</text:p>
      <text:p text:style-name="P12"><text:s text:c="8"/>$this-&gt;pricingBasisText = $pricingBasisText;</text:p>
      <text:p text:style-name="P12"/>
      <text:p text:style-name="P12"><text:s text:c="8"/>return $this;</text:p>
      <text:p text:style-name="P12"><text:s text:c="4"/>}</text:p>
      <text:p text:style-name="P12"/>
      <text:p text:style-name="P12"><text:s text:c="4"/>/**</text:p>
      <text:p text:style-name="P12"><text:s text:c="5"/>* Get pricingBasisText</text:p>
      <text:p text:style-name="P12"><text:s text:c="5"/>*</text:p>
      <text:p text:style-name="P12"><text:s text:c="5"/>* @return string</text:p>
      <text:p text:style-name="P12"><text:s text:c="5"/>*/</text:p>
      <text:p text:style-name="P12"><text:s text:c="4"/>public function getPricingBasisText() {</text:p>
      <text:p text:style-name="P12"><text:s text:c="8"/>return $this-&gt;pricingBasisText;</text:p>
      <text:p text:style-name="P12"><text:s text:c="4"/>}</text:p>
      <text:p text:style-name="P12"/>
      <text:p text:style-name="P12"><text:s text:c="4"/>/**</text:p>
      <text:p text:style-name="P12"><text:s text:c="5"/>* Add price</text:p>
      <text:p text:style-name="P12"><text:s text:c="5"/>*</text:p>
      <text:p text:style-name="P12"><text:s text:c="5"/>* @param \AppBundle\Entity\Price $price</text:p>
      <text:p text:style-name="P12"><text:s text:c="5"/>*</text:p>
      <text:p text:style-name="P12"><text:s text:c="5"/>* @return Product</text:p>
      <text:p text:style-name="P12"><text:s text:c="5"/>*/</text:p>
      <text:p text:style-name="P12"><text:s text:c="4"/>public function addPrice(\AppBundle\Entity\Price $price) {</text:p>
      <text:p text:style-name="P12"><text:s text:c="8"/>$this-&gt;prices[] = $price;</text:p>
      <text:p text:style-name="P12"/>
      <text:p text:style-name="P12"><text:s text:c="8"/>return $this;</text:p>
      <text:p text:style-name="P12"><text:s text:c="4"/>}</text:p>
      <text:p text:style-name="P12"/>
      <text:p text:style-name="P12"><text:s text:c="4"/>/**</text:p>
      <text:p text:style-name="P12"><text:s text:c="5"/>* Remove price</text:p>
      <text:p text:style-name="P12"><text:s text:c="5"/>*</text:p>
      <text:p text:style-name="P12"><text:s text:c="5"/>* @param \AppBundle\Entity\Price $price</text:p>
      <text:p text:style-name="P12"><text:s text:c="5"/>*/</text:p>
      <text:p text:style-name="P12"><text:s text:c="4"/>public function removePrice(\AppBundle\Entity\Price $price) {</text:p>
      <text:p text:style-name="P12"><text:s text:c="8"/>$this-&gt;prices-&gt;removeElement($price);</text:p>
      <text:p text:style-name="P12"><text:s text:c="4"/>}</text:p>
      <text:p text:style-name="P12"/>
      <text:p text:style-name="P12"><text:s text:c="4"/>/**</text:p>
      <text:p text:style-name="P12"><text:s text:c="5"/>* Get prices</text:p>
      <text:p text:style-name="P12"><text:s text:c="5"/>*</text:p>
      <text:p text:style-name="P12"><text:s text:c="5"/>* @return \Doctrine\Common\Collections\Collection</text:p>
      <text:p text:style-name="P12"><text:s text:c="5"/>*/</text:p>
      <text:p text:style-name="P12"><text:s text:c="4"/>public function getPrices() {</text:p>
      <text:p text:style-name="P12"><text:s text:c="8"/>return $this-&gt;prices;</text:p>
      <text:p text:style-name="P12"><text:s text:c="4"/>}</text:p>
      <text:p text:style-name="P12"/>
      <text:p text:style-name="P12"><text:s text:c="4"/>/**</text:p>
      <text:p text:style-name="P12"><text:s text:c="5"/>* Set hotel</text:p>
      <text:p text:style-name="P12"><text:s text:c="5"/>*</text:p>
      <text:p text:style-name="P12"><text:s text:c="5"/>* @param \AppBundle\Entity\Hotel $hotel</text:p>
      <text:p text:style-name="P12"><text:s text:c="5"/>*</text:p>
      <text:p text:style-name="P12"><text:s text:c="5"/>* @return Product</text:p>
      <text:p text:style-name="P12"><text:s text:c="5"/>*/</text:p>
      <text:p text:style-name="P12"><text:s text:c="4"/>public function setHotel(\AppBundle\Entity\Hotel $hotel = null) {</text:p>
      <text:p text:style-name="P12"><text:s text:c="8"/>$this-&gt;hotel = $hotel;</text:p>
      <text:p text:style-name="P12"/>
      <text:p text:style-name="P12"><text:s text:c="8"/>return $this;</text:p>
      <text:p text:style-name="P12"><text:s text:c="4"/>}</text:p>
      <text:p text:style-name="P12"/>
      <text:p text:style-name="P12"><text:s text:c="4"/>/**</text:p>
      <text:p text:style-name="P12"><text:s text:c="5"/>* Get hotel</text:p>
      <text:p text:style-name="P12"><text:s text:c="5"/>*</text:p>
      <text:p text:style-name="P12"><text:s text:c="5"/>* @return \AppBundle\Entity\Hotel</text:p>
      <text:p text:style-name="P12"><text:s text:c="5"/>*/</text:p>
      <text:p text:style-name="P12"><text:s text:c="4"/>public function getHotel() {</text:p>
      <text:p text:style-name="P12"><text:s text:c="8"/>return $this-&gt;hotel;</text:p>
      <text:p text:style-name="P12"><text:s text:c="4"/>}</text:p>
      <text:p text:style-name="P12"/>
      <text:p text:style-name="P12">}</text:p>
      <text:p text:style-name="P22"/>
      <text:p text:style-name="P13"><text:soft-page-break/>RoomType.php</text:p>
      <text:p text:style-name="P13"/>
      <text:p text:style-name="P13">&lt;?php</text:p>
      <text:p text:style-name="P13"/>
      <text:p text:style-name="P13">namespace AppBundle\Entity;</text:p>
      <text:p text:style-name="P13"/>
      <text:p text:style-name="P13">use Doctrine\ORM\Mapping as ORM;</text:p>
      <text:p text:style-name="P13">use Doctrine\Common\Collections\ArrayCollection;</text:p>
      <text:p text:style-name="P13">use JsonSerializable;</text:p>
      <text:p text:style-name="P13"/>
      <text:p text:style-name="P13">/**</text:p>
      <text:p text:style-name="P13"><text:s/>* @ORM\Entity</text:p>
      <text:p text:style-name="P13"><text:s/>* @ORM\Table(name="roomType")</text:p>
      <text:p text:style-name="P13"><text:s/>*/</text:p>
      <text:p text:style-name="P13">class RoomType extends Product {</text:p>
      <text:p text:style-name="P13"/>
      <text:p text:style-name="P13"><text:s text:c="4"/>/**</text:p>
      <text:p text:style-name="P13"><text:s text:c="5"/>* @ORM\Column(type="integer")</text:p>
      <text:p text:style-name="P13"><text:s text:c="5"/>* @ORM\Id</text:p>
      <text:p text:style-name="P13"><text:s text:c="5"/>* @ORM\GeneratedValue(strategy="AUTO")</text:p>
      <text:p text:style-name="P13"><text:s text:c="5"/>*/</text:p>
      <text:p text:style-name="P13"><text:s text:c="4"/>private $id;</text:p>
      <text:p text:style-name="P13"/>
      <text:p text:style-name="P13"><text:s text:c="4"/>/**</text:p>
      <text:p text:style-name="P13"><text:s text:c="5"/>* @ORM\Column(type="smallint", nullable=true)</text:p>
      <text:p text:style-name="P13"><text:s text:c="5"/>*/</text:p>
      <text:p text:style-name="P13"><text:s text:c="4"/>private $capacity;</text:p>
      <text:p text:style-name="P13"/>
      <text:p text:style-name="P13"><text:s text:c="4"/>/**</text:p>
      <text:p text:style-name="P13"><text:s text:c="5"/>* @ORM\Column(type="smallint" , nullable=true)</text:p>
      <text:p text:style-name="P13"><text:s text:c="5"/>*/</text:p>
      <text:p text:style-name="P13"><text:s text:c="4"/>private $quantityOfPersons;</text:p>
      <text:p text:style-name="P13"/>
      <text:p text:style-name="P13"><text:s text:c="4"/>/**</text:p>
      <text:p text:style-name="P13"><text:s text:c="5"/>* @ORM\Column(type="smallint" , nullable=true)</text:p>
      <text:p text:style-name="P13"><text:s text:c="5"/>*/</text:p>
      <text:p text:style-name="P13"><text:s text:c="4"/>private $positionInSubMenu;</text:p>
      <text:p text:style-name="P13"/>
      <text:p text:style-name="P13"><text:s text:c="4"/>/**</text:p>
      <text:p text:style-name="P13"><text:s text:c="5"/>* @ORM\Column(type="string" , length=100 , nullable=true)</text:p>
      <text:p text:style-name="P13"><text:s text:c="5"/>*/</text:p>
      <text:p text:style-name="P13"><text:s text:c="4"/>private $subMenuText; // fuer submenu</text:p>
      <text:p text:style-name="P13"/>
      <text:p text:style-name="P13"><text:s text:c="4"/>/**</text:p>
      <text:p text:style-name="P13"><text:s text:c="5"/>* @ORM\OneToMany(targetEntity="Availability", mappedBy="roomType")</text:p>
      <text:p text:style-name="P13"><text:s text:c="5"/>*/</text:p>
      <text:p text:style-name="P13"><text:s text:c="4"/>private $availabilities; // ArrayCollection</text:p>
      <text:p text:style-name="P13"/>
      <text:p text:style-name="P13"><text:s text:c="4"/>public function __construct() {</text:p>
      <text:p text:style-name="P13"><text:s text:c="8"/>parent::__construct(); // Product Konstruktor aufrufen</text:p>
      <text:p text:style-name="P13"><text:s text:c="8"/>$this-&gt;availabilities = new ArrayCollection();</text:p>
      <text:p text:style-name="P13"><text:s text:c="4"/>}</text:p>
      <text:p text:style-name="P13"/>
      <text:p text:style-name="P13"><text:s text:c="4"/>/**</text:p>
      <text:p text:style-name="P13"><text:s text:c="5"/>* Get id</text:p>
      <text:p text:style-name="P13"><text:s text:c="5"/>*</text:p>
      <text:p text:style-name="P13"><text:s text:c="5"/>* @return integer</text:p>
      <text:p text:style-name="P13"><text:s text:c="5"/>*/</text:p>
      <text:p text:style-name="P13"><text:s text:c="4"/>public function getId() {</text:p>
      <text:p text:style-name="P13"><text:s text:c="8"/>return $this-&gt;id;</text:p>
      <text:p text:style-name="P13"><text:s text:c="4"/>}</text:p>
      <text:p text:style-name="P13"/>
      <text:p text:style-name="P13"><text:s text:c="4"/>/**</text:p>
      <text:p text:style-name="P13"><text:s text:c="5"/>* Set capacity</text:p>
      <text:p text:style-name="P13"><text:s text:c="5"/>*</text:p>
      <text:p text:style-name="P13"><text:s text:c="5"/>* @param integer $capacity</text:p>
      <text:p text:style-name="P13"><text:s text:c="5"/>*</text:p>
      <text:p text:style-name="P13"><text:s text:c="5"/>* @return RoomType</text:p>
      <text:p text:style-name="P13"><text:s text:c="5"/>*/</text:p>
      <text:p text:style-name="P13"><text:s text:c="4"/>public function setCapacity($capacity) {</text:p>
      <text:p text:style-name="P13"><text:s text:c="8"/>$this-&gt;capacity = $capacity;</text:p>
      <text:p text:style-name="P13"/>
      <text:p text:style-name="P13"><text:soft-page-break/><text:s text:c="8"/>return $this;</text:p>
      <text:p text:style-name="P13"><text:s text:c="4"/>}</text:p>
      <text:p text:style-name="P13"/>
      <text:p text:style-name="P13"><text:s text:c="4"/>/**</text:p>
      <text:p text:style-name="P13"><text:s text:c="5"/>* Get capacity</text:p>
      <text:p text:style-name="P13"><text:s text:c="5"/>*</text:p>
      <text:p text:style-name="P13"><text:s text:c="5"/>* @return integer</text:p>
      <text:p text:style-name="P13"><text:s text:c="5"/>*/</text:p>
      <text:p text:style-name="P13"><text:s text:c="4"/>public function getCapacity() {</text:p>
      <text:p text:style-name="P13"><text:s text:c="8"/>return $this-&gt;capacity;</text:p>
      <text:p text:style-name="P13"><text:s text:c="4"/>}</text:p>
      <text:p text:style-name="P13"/>
      <text:p text:style-name="P13"><text:s text:c="4"/>/**</text:p>
      <text:p text:style-name="P13"><text:s text:c="5"/>* Set quantityOfPersons</text:p>
      <text:p text:style-name="P13"><text:s text:c="5"/>*</text:p>
      <text:p text:style-name="P13"><text:s text:c="5"/>* @param integer $quantityOfPersons</text:p>
      <text:p text:style-name="P13"><text:s text:c="5"/>*</text:p>
      <text:p text:style-name="P13"><text:s text:c="5"/>* @return RoomType</text:p>
      <text:p text:style-name="P13"><text:s text:c="5"/>*/</text:p>
      <text:p text:style-name="P13"><text:s text:c="4"/>public function setQuantityOfPersons($quantityOfPersons) {</text:p>
      <text:p text:style-name="P13"><text:s text:c="8"/>$this-&gt;quantityOfPersons = $quantityOfPersons;</text:p>
      <text:p text:style-name="P13"/>
      <text:p text:style-name="P13"><text:s text:c="8"/>return $this;</text:p>
      <text:p text:style-name="P13"><text:s text:c="4"/>}</text:p>
      <text:p text:style-name="P13"/>
      <text:p text:style-name="P13"><text:s text:c="4"/>/**</text:p>
      <text:p text:style-name="P13"><text:s text:c="5"/>* Get quantityOfPersons</text:p>
      <text:p text:style-name="P13"><text:s text:c="5"/>*</text:p>
      <text:p text:style-name="P13"><text:s text:c="5"/>* @return integer</text:p>
      <text:p text:style-name="P13"><text:s text:c="5"/>*/</text:p>
      <text:p text:style-name="P13"><text:s text:c="4"/>public function getQuantityOfPersons() {</text:p>
      <text:p text:style-name="P13"><text:s text:c="8"/>return $this-&gt;quantityOfPersons;</text:p>
      <text:p text:style-name="P13"><text:s text:c="4"/>}</text:p>
      <text:p text:style-name="P13"/>
      <text:p text:style-name="P13"><text:s text:c="4"/>/**</text:p>
      <text:p text:style-name="P13"><text:s text:c="5"/>* Set positionInSubMenu</text:p>
      <text:p text:style-name="P13"><text:s text:c="5"/>*</text:p>
      <text:p text:style-name="P13"><text:s text:c="5"/>* @param integer $positionInSubMenu</text:p>
      <text:p text:style-name="P13"><text:s text:c="5"/>*</text:p>
      <text:p text:style-name="P13"><text:s text:c="5"/>* @return RoomType</text:p>
      <text:p text:style-name="P13"><text:s text:c="5"/>*/</text:p>
      <text:p text:style-name="P13"><text:s text:c="4"/>public function setPositionInSubMenu($positionInSubMenu) {</text:p>
      <text:p text:style-name="P13"><text:s text:c="8"/>$this-&gt;positionInSubMenu = $positionInSubMenu;</text:p>
      <text:p text:style-name="P13"/>
      <text:p text:style-name="P13"><text:s text:c="8"/>return $this;</text:p>
      <text:p text:style-name="P13"><text:s text:c="4"/>}</text:p>
      <text:p text:style-name="P13"/>
      <text:p text:style-name="P13"><text:s text:c="4"/>/**</text:p>
      <text:p text:style-name="P13"><text:s text:c="5"/>* Get positionInSubMenu</text:p>
      <text:p text:style-name="P13"><text:s text:c="5"/>*</text:p>
      <text:p text:style-name="P13"><text:s text:c="5"/>* @return integer</text:p>
      <text:p text:style-name="P13"><text:s text:c="5"/>*/</text:p>
      <text:p text:style-name="P13"><text:s text:c="4"/>public function getPositionInSubMenu() {</text:p>
      <text:p text:style-name="P13"><text:s text:c="8"/>return $this-&gt;positionInSubMenu;</text:p>
      <text:p text:style-name="P13"><text:s text:c="4"/>}</text:p>
      <text:p text:style-name="P13"/>
      <text:p text:style-name="P13"><text:s text:c="4"/>/**</text:p>
      <text:p text:style-name="P13"><text:s text:c="5"/>* Set subMenuText</text:p>
      <text:p text:style-name="P13"><text:s text:c="5"/>*</text:p>
      <text:p text:style-name="P13"><text:s text:c="5"/>* @param string $subMenuText</text:p>
      <text:p text:style-name="P13"><text:s text:c="5"/>*</text:p>
      <text:p text:style-name="P13"><text:s text:c="5"/>* @return RoomType</text:p>
      <text:p text:style-name="P13"><text:s text:c="5"/>*/</text:p>
      <text:p text:style-name="P13"><text:s text:c="4"/>public function setSubMenuText($subMenuText) {</text:p>
      <text:p text:style-name="P13"><text:s text:c="8"/>$this-&gt;subMenuText = $subMenuText;</text:p>
      <text:p text:style-name="P13"/>
      <text:p text:style-name="P13"><text:s text:c="8"/>return $this;</text:p>
      <text:p text:style-name="P13"><text:s text:c="4"/>}</text:p>
      <text:p text:style-name="P13"/>
      <text:p text:style-name="P13"><text:s text:c="4"/>/**</text:p>
      <text:p text:style-name="P13"><text:s text:c="5"/>* Get subMenuText</text:p>
      <text:p text:style-name="P13"><text:s text:c="5"/>*</text:p>
      <text:p text:style-name="P13"><text:soft-page-break/><text:s text:c="5"/>* @return string</text:p>
      <text:p text:style-name="P13"><text:s text:c="5"/>*/</text:p>
      <text:p text:style-name="P13"><text:s text:c="4"/>public function getSubMenuText() {</text:p>
      <text:p text:style-name="P13"><text:s text:c="8"/>return $this-&gt;subMenuText;</text:p>
      <text:p text:style-name="P13"><text:s text:c="4"/>}</text:p>
      <text:p text:style-name="P13"/>
      <text:p text:style-name="P13"><text:s text:c="4"/>/**</text:p>
      <text:p text:style-name="P13"><text:s text:c="5"/>* Add availability</text:p>
      <text:p text:style-name="P13"><text:s text:c="5"/>*</text:p>
      <text:p text:style-name="P13"><text:s text:c="5"/>* @param \AppBundle\Entity\Availability $availability</text:p>
      <text:p text:style-name="P13"><text:s text:c="5"/>*</text:p>
      <text:p text:style-name="P13"><text:s text:c="5"/>* @return RoomType</text:p>
      <text:p text:style-name="P13"><text:s text:c="5"/>*/</text:p>
      <text:p text:style-name="P13"><text:s text:c="4"/>public function addAvailability(\AppBundle\Entity\Availability $availability) {</text:p>
      <text:p text:style-name="P13"><text:s text:c="8"/>$this-&gt;availabilities[] = $availability;</text:p>
      <text:p text:style-name="P13"/>
      <text:p text:style-name="P13"><text:s text:c="8"/>return $this;</text:p>
      <text:p text:style-name="P13"><text:s text:c="4"/>}</text:p>
      <text:p text:style-name="P13"/>
      <text:p text:style-name="P13"><text:s text:c="4"/>/**</text:p>
      <text:p text:style-name="P13"><text:s text:c="5"/>* Remove availability</text:p>
      <text:p text:style-name="P13"><text:s text:c="5"/>*</text:p>
      <text:p text:style-name="P13"><text:s text:c="5"/>* @param \AppBundle\Entity\Availability $availability</text:p>
      <text:p text:style-name="P13"><text:s text:c="5"/>*/</text:p>
      <text:p text:style-name="P13"><text:s text:c="4"/>public function removeAvailability(\AppBundle\Entity\Availability $availability) {</text:p>
      <text:p text:style-name="P13"><text:s text:c="8"/>$this-&gt;availabilities-&gt;removeElement($availability);</text:p>
      <text:p text:style-name="P13"><text:s text:c="4"/>}</text:p>
      <text:p text:style-name="P13"/>
      <text:p text:style-name="P13"><text:s text:c="4"/>/**</text:p>
      <text:p text:style-name="P13"><text:s text:c="5"/>* Get availabilities</text:p>
      <text:p text:style-name="P13"><text:s text:c="5"/>*</text:p>
      <text:p text:style-name="P13"><text:s text:c="5"/>* @return \Doctrine\Common\Collections\Collection</text:p>
      <text:p text:style-name="P13"><text:s text:c="5"/>*/</text:p>
      <text:p text:style-name="P13"><text:s text:c="4"/>public function getAvailabilities() {</text:p>
      <text:p text:style-name="P13"><text:s text:c="8"/>return $this-&gt;availabilities;</text:p>
      <text:p text:style-name="P13"><text:s text:c="4"/>}</text:p>
      <text:p text:style-name="P13"/>
      <text:p text:style-name="P13">}</text:p>
      <text:p text:style-name="P23"/>
      <text:p text:style-name="P13"/>
      <text:p text:style-name="P14">LoadPriceData.php</text:p>
      <text:p text:style-name="P14"/>
      <text:p text:style-name="P14">&lt;?php</text:p>
      <text:p text:style-name="P14"/>
      <text:p text:style-name="P14">namespace AppBundle\DataFixtures\ORM;</text:p>
      <text:p text:style-name="P14"/>
      <text:p text:style-name="P14">use Doctrine\Common\DataFixtures\AbstractFixture;</text:p>
      <text:p text:style-name="P14">use Doctrine\Common\DataFixtures\OrderedFixtureInterface;</text:p>
      <text:p text:style-name="P14">use Doctrine\Common\Persistence\ObjectManager;</text:p>
      <text:p text:style-name="P14">use AppBundle\Entity\Price;</text:p>
      <text:p text:style-name="P14"/>
      <text:p text:style-name="P14">class LoadPriceData extends AbstractFixture implements OrderedFixtureInterface {</text:p>
      <text:p text:style-name="P14"/>
      <text:p text:style-name="P14"><text:s text:c="4"/>public function load(ObjectManager $manager) {</text:p>
      <text:p text:style-name="P14"/>
      <text:p text:style-name="P14"><text:s text:c="8"/>$pr1 = new Price();</text:p>
      <text:p text:style-name="P14"><text:s text:c="8"/>$pr1-&gt;setDate(new \DateTime("2016-01-01"));</text:p>
      <text:p text:style-name="P14"><text:s text:c="8"/>$pr1-&gt;setValue(110.00);</text:p>
      <text:p text:style-name="P14"><text:s text:c="8"/>$pr1-&gt;setProduct($this-&gt;getReference('singleroom'));</text:p>
      <text:p text:style-name="P14"><text:s text:c="8"/>$manager-&gt;persist($pr1);</text:p>
      <text:p text:style-name="P14"><text:s text:c="8"/>$manager-&gt;flush();</text:p>
      <text:p text:style-name="P14"><text:s text:c="8"/>unset($pr1);</text:p>
      <text:p text:style-name="P14"/>
      <text:p text:style-name="P14"><text:s text:c="8"/>$pr1a = new Price();</text:p>
      <text:p text:style-name="P14"><text:s text:c="8"/>$pr1a-&gt;setDate(new \DateTime("2016-01-15"));</text:p>
      <text:p text:style-name="P14"><text:s text:c="8"/>$pr1a-&gt;setValue(120.00);</text:p>
      <text:p text:style-name="P14"><text:s text:c="8"/>$pr1a-&gt;setProduct($this-&gt;getReference('singleroom'));</text:p>
      <text:p text:style-name="P14"><text:s text:c="8"/>$manager-&gt;persist($pr1a);</text:p>
      <text:p text:style-name="P14"><text:s text:c="8"/>$manager-&gt;flush();</text:p>
      <text:p text:style-name="P14"><text:s text:c="8"/>unset($pr1a);</text:p>
      <text:p text:style-name="P14"/>
      <text:p text:style-name="P14"><text:s text:c="8"/>$pr1b = new Price();</text:p>
      <text:p text:style-name="P14"><text:soft-page-break/><text:s text:c="8"/>$pr1b-&gt;setDate(new \DateTime("2016-02-01"));</text:p>
      <text:p text:style-name="P14"><text:s text:c="8"/>$pr1b-&gt;setValue(130.00);</text:p>
      <text:p text:style-name="P14"><text:s text:c="8"/>$pr1b-&gt;setProduct($this-&gt;getReference('singleroom'));</text:p>
      <text:p text:style-name="P14"><text:s text:c="8"/>$manager-&gt;persist($pr1b);</text:p>
      <text:p text:style-name="P14"><text:s text:c="8"/>$manager-&gt;flush();</text:p>
      <text:p text:style-name="P14"><text:s text:c="8"/>unset($pr1b);</text:p>
      <text:p text:style-name="P14"/>
      <text:p text:style-name="P14"><text:s text:c="8"/>$pr2 = new Price();</text:p>
      <text:p text:style-name="P14"><text:s text:c="8"/>$pr2-&gt;setDate(new \DateTime("2016-01-01"));</text:p>
      <text:p text:style-name="P14"><text:s text:c="8"/>$pr2-&gt;setValue(120.00);</text:p>
      <text:p text:style-name="P14"><text:s text:c="8"/>$pr2-&gt;setProduct($this-&gt;getReference('doubleroom'));</text:p>
      <text:p text:style-name="P14"><text:s text:c="8"/>$manager-&gt;persist($pr2);</text:p>
      <text:p text:style-name="P14"><text:s text:c="8"/>$manager-&gt;flush();</text:p>
      <text:p text:style-name="P14"><text:s text:c="8"/>unset($pr2);</text:p>
      <text:p text:style-name="P14"/>
      <text:p text:style-name="P14"><text:s text:c="8"/>$pr3 = new Price();</text:p>
      <text:p text:style-name="P14"><text:s text:c="8"/>$pr3-&gt;setDate(new \DateTime("2016-01-01"));</text:p>
      <text:p text:style-name="P14"><text:s text:c="8"/>$pr3-&gt;setValue(130.00);</text:p>
      <text:p text:style-name="P14"><text:s text:c="8"/>$pr3-&gt;setProduct($this-&gt;getReference('twinroom'));</text:p>
      <text:p text:style-name="P14"><text:s text:c="8"/>$manager-&gt;persist($pr3);</text:p>
      <text:p text:style-name="P14"><text:s text:c="8"/>$manager-&gt;flush();</text:p>
      <text:p text:style-name="P14"><text:s text:c="8"/>unset($pr3);</text:p>
      <text:p text:style-name="P14"/>
      <text:p text:style-name="P14"><text:s text:c="8"/>$pr4 = new Price();</text:p>
      <text:p text:style-name="P14"><text:s text:c="8"/>$pr4-&gt;setDate(new \DateTime("2016-01-01"));</text:p>
      <text:p text:style-name="P14"><text:s text:c="8"/>$pr4-&gt;setValue(140.00);</text:p>
      <text:p text:style-name="P14"><text:s text:c="8"/>$pr4-&gt;setProduct($this-&gt;getReference('tripleroom'));</text:p>
      <text:p text:style-name="P14"><text:s text:c="8"/>$manager-&gt;persist($pr4);</text:p>
      <text:p text:style-name="P14"><text:s text:c="8"/>$manager-&gt;flush();</text:p>
      <text:p text:style-name="P14"><text:s text:c="8"/>unset($pr4);</text:p>
      <text:p text:style-name="P14"/>
      <text:p text:style-name="P14"><text:s text:c="8"/>$pr5 = new Price();</text:p>
      <text:p text:style-name="P14"><text:s text:c="8"/>$pr5-&gt;setDate(new \DateTime("2016-01-01"));</text:p>
      <text:p text:style-name="P14"><text:s text:c="8"/>$pr5-&gt;setValue(150.00);</text:p>
      <text:p text:style-name="P14"><text:s text:c="8"/>$pr5-&gt;setProduct($this-&gt;getReference('familyroom'));</text:p>
      <text:p text:style-name="P14"><text:s text:c="8"/>$manager-&gt;persist($pr5);</text:p>
      <text:p text:style-name="P14"><text:s text:c="8"/>$manager-&gt;flush();</text:p>
      <text:p text:style-name="P14"><text:s text:c="8"/>unset($pr5);</text:p>
      <text:p text:style-name="P14"/>
      <text:p text:style-name="P14"><text:s text:c="8"/>$pr6 = new Price();</text:p>
      <text:p text:style-name="P14"><text:s text:c="8"/>$pr6-&gt;setDate(new \DateTime("2016-01-01"));</text:p>
      <text:p text:style-name="P14"><text:s text:c="8"/>$pr6-&gt;setValue(160.00);</text:p>
      <text:p text:style-name="P14"><text:s text:c="8"/>$pr6-&gt;setProduct($this-&gt;getReference('apartmentsingle'));</text:p>
      <text:p text:style-name="P14"><text:s text:c="8"/>$manager-&gt;persist($pr6);</text:p>
      <text:p text:style-name="P14"><text:s text:c="8"/>$manager-&gt;flush();</text:p>
      <text:p text:style-name="P14"><text:s text:c="8"/>unset($pr6);</text:p>
      <text:p text:style-name="P14"/>
      <text:p text:style-name="P14"><text:s text:c="8"/>$pr7 = new Price();</text:p>
      <text:p text:style-name="P14"><text:s text:c="8"/>$pr7-&gt;setDate(new \DateTime("2016-01-01"));</text:p>
      <text:p text:style-name="P14"><text:s text:c="8"/>$pr7-&gt;setValue(170.00);</text:p>
      <text:p text:style-name="P14"><text:s text:c="8"/>$pr7-&gt;setProduct($this-&gt;getReference('apartmentdouble'));</text:p>
      <text:p text:style-name="P14"><text:s text:c="8"/>$manager-&gt;persist($pr7);</text:p>
      <text:p text:style-name="P14"><text:s text:c="8"/>$manager-&gt;flush();</text:p>
      <text:p text:style-name="P14"><text:s text:c="8"/>unset($pr7);</text:p>
      <text:p text:style-name="P14"/>
      <text:p text:style-name="P14"><text:s text:c="8"/>$pr8 = new Price();</text:p>
      <text:p text:style-name="P14"><text:s text:c="8"/>$pr8-&gt;setDate(new \DateTime("2016-01-01"));</text:p>
      <text:p text:style-name="P14"><text:s text:c="8"/>$pr8-&gt;setValue(12.50);</text:p>
      <text:p text:style-name="P14"><text:s text:c="8"/>$pr8-&gt;setProduct($this-&gt;getReference('halfpension'));</text:p>
      <text:p text:style-name="P14"><text:s text:c="8"/>$manager-&gt;persist($pr8);</text:p>
      <text:p text:style-name="P14"><text:s text:c="8"/>$manager-&gt;flush();</text:p>
      <text:p text:style-name="P14"><text:s text:c="8"/>unset($pr8);</text:p>
      <text:p text:style-name="P14"/>
      <text:p text:style-name="P14"><text:s text:c="8"/>$pr9 = new Price();</text:p>
      <text:p text:style-name="P14"><text:s text:c="8"/>$pr9-&gt;setDate(new \DateTime("2016-01-01"));</text:p>
      <text:p text:style-name="P14"><text:s text:c="8"/>$pr9-&gt;setValue(25.00);</text:p>
      <text:p text:style-name="P14"><text:s text:c="8"/>$pr9-&gt;setProduct($this-&gt;getReference('fullpension'));</text:p>
      <text:p text:style-name="P14"><text:s text:c="8"/>$manager-&gt;persist($pr9);</text:p>
      <text:p text:style-name="P14"><text:s text:c="8"/>$manager-&gt;flush();</text:p>
      <text:p text:style-name="P14"><text:s text:c="8"/>unset($pr9);</text:p>
      <text:p text:style-name="P14"/>
      <text:p text:style-name="P14"><text:s text:c="8"/>$pr10 = new Price();</text:p>
      <text:p text:style-name="P14"><text:soft-page-break/><text:s text:c="8"/>$pr10-&gt;setDate(new \DateTime("2016-01-01"));</text:p>
      <text:p text:style-name="P14"><text:s text:c="8"/>$pr10-&gt;setValue(8.00);</text:p>
      <text:p text:style-name="P14"><text:s text:c="8"/>$pr10-&gt;setProduct($this-&gt;getReference('breakfast'));</text:p>
      <text:p text:style-name="P14"><text:s text:c="8"/>$manager-&gt;persist($pr10);</text:p>
      <text:p text:style-name="P14"><text:s text:c="8"/>$manager-&gt;flush();</text:p>
      <text:p text:style-name="P14"><text:s text:c="8"/>unset($pr10);</text:p>
      <text:p text:style-name="P14"/>
      <text:p text:style-name="P14"><text:s text:c="8"/>$pr12 = new Price();</text:p>
      <text:p text:style-name="P14"><text:s text:c="8"/>$pr12-&gt;setDate(new \DateTime("2016-01-01"));</text:p>
      <text:p text:style-name="P14"><text:s text:c="8"/>$pr12-&gt;setValue(0.00);</text:p>
      <text:p text:style-name="P14"><text:s text:c="8"/>$pr12-&gt;setProduct($this-&gt;getReference('noboarding'));</text:p>
      <text:p text:style-name="P14"><text:s text:c="8"/>$manager-&gt;persist($pr12);</text:p>
      <text:p text:style-name="P14"><text:s text:c="8"/>$manager-&gt;flush();</text:p>
      <text:p text:style-name="P14"><text:s text:c="8"/>unset($pr12);</text:p>
      <text:p text:style-name="P14"/>
      <text:p text:style-name="P14"><text:s text:c="8"/>$pr13 = new Price();</text:p>
      <text:p text:style-name="P14"><text:s text:c="8"/>$pr13-&gt;setDate(new \DateTime("2016-01-01"));</text:p>
      <text:p text:style-name="P14"><text:s text:c="8"/>$pr13-&gt;setValue(12.50);</text:p>
      <text:p text:style-name="P14"><text:s text:c="8"/>$pr13-&gt;setProduct($this-&gt;getReference('champagnebreakfast'));</text:p>
      <text:p text:style-name="P14"><text:s text:c="8"/>$manager-&gt;persist($pr13);</text:p>
      <text:p text:style-name="P14"><text:s text:c="8"/>$manager-&gt;flush();</text:p>
      <text:p text:style-name="P14"><text:s text:c="8"/>unset($pr13);</text:p>
      <text:p text:style-name="P14"/>
      <text:p text:style-name="P14"><text:s text:c="8"/>$pr14 = new Price();</text:p>
      <text:p text:style-name="P14"><text:s text:c="8"/>$pr14-&gt;setDate(new \DateTime("2016-01-01"));</text:p>
      <text:p text:style-name="P14"><text:s text:c="8"/>$pr14-&gt;setValue(30.00);</text:p>
      <text:p text:style-name="P14"><text:s text:c="8"/>$pr14-&gt;setProduct($this-&gt;getReference('rosesinrooms'));</text:p>
      <text:p text:style-name="P14"><text:s text:c="8"/>$manager-&gt;persist($pr14);</text:p>
      <text:p text:style-name="P14"><text:s text:c="8"/>$manager-&gt;flush();</text:p>
      <text:p text:style-name="P14"><text:s text:c="8"/>unset($pr14);</text:p>
      <text:p text:style-name="P14"/>
      <text:p text:style-name="P14"><text:s text:c="8"/>$pr15 = new Price();</text:p>
      <text:p text:style-name="P14"><text:s text:c="8"/>$pr15-&gt;setDate(new \DateTime("2016-01-01"));</text:p>
      <text:p text:style-name="P14"><text:s text:c="8"/>$pr15-&gt;setValue(25.00);</text:p>
      <text:p text:style-name="P14"><text:s text:c="8"/>$pr15-&gt;setProduct($this-&gt;getReference('raftingtour'));</text:p>
      <text:p text:style-name="P14"><text:s text:c="8"/>$manager-&gt;persist($pr15);</text:p>
      <text:p text:style-name="P14"><text:s text:c="8"/>$manager-&gt;flush();</text:p>
      <text:p text:style-name="P14"><text:s text:c="8"/>unset($pr15);</text:p>
      <text:p text:style-name="P14"><text:s text:c="4"/>}</text:p>
      <text:p text:style-name="P14"/>
      <text:p text:style-name="P14"><text:s text:c="4"/>public function getOrder() {</text:p>
      <text:p text:style-name="P14"><text:s text:c="8"/>// the order in which fixtures will be loaded</text:p>
      <text:p text:style-name="P14"><text:s text:c="8"/>// the lower the number, the sooner that this fixture is loaded</text:p>
      <text:p text:style-name="P14"><text:s text:c="8"/>return 7;</text:p>
      <text:p text:style-name="P14"><text:s text:c="4"/>}</text:p>
      <text:p text:style-name="P14"/>
      <text:p text:style-name="P14">}</text:p>
      <text:p text:style-name="P2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4M25S</meta:editing-duration>
    <meta:editing-cycles>29</meta:editing-cycles>
    <meta:generator>LibreOffice/5.1.2.2$Windows_X86_64 LibreOffice_project/d3bf12ecb743fc0d20e0be0c58ca359301eb705f</meta:generator>
    <dc:date>2016-05-27T07:44:42.160000000</dc:date>
    <meta:document-statistic meta:table-count="0" meta:image-count="0" meta:object-count="0" meta:page-count="14" meta:paragraph-count="833" meta:word-count="1662" meta:character-count="22766" meta:non-whitespace-character-count="15168"/>
    <meta:user-defined meta:name="Info 1"/>
    <meta:user-defined meta:name="Info 2"/>
    <meta:user-defined meta:name="Info 3"/>
    <meta:user-defined meta:name="Info 4"/>
  </office:meta>
</office:document-meta>
</file>